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803a4" officeooo:paragraph-rsid="001803a4"/>
    </style:style>
    <style:style style:name="P2" style:family="paragraph" style:parent-style-name="Standard">
      <style:text-properties officeooo:rsid="0018a474" officeooo:paragraph-rsid="0018a474"/>
    </style:style>
    <style:style style:name="P3" style:family="paragraph" style:parent-style-name="Standard">
      <style:text-properties officeooo:rsid="00198a1c" officeooo:paragraph-rsid="00198a1c"/>
    </style:style>
    <style:style style:name="P4" style:family="paragraph" style:parent-style-name="Text_20_body">
      <style:text-properties officeooo:rsid="001a6dba" officeooo:paragraph-rsid="001a6dba"/>
    </style:style>
    <style:style style:name="P5" style:family="paragraph" style:parent-style-name="Text_20_body">
      <style:text-properties officeooo:rsid="001a6dba" officeooo:paragraph-rsid="001af832"/>
    </style:style>
    <style:style style:name="P6" style:family="paragraph" style:parent-style-name="Text_20_body">
      <style:text-properties officeooo:rsid="001bab5f" officeooo:paragraph-rsid="001bab5f"/>
    </style:style>
    <style:style style:name="P7" style:family="paragraph" style:parent-style-name="Text_20_body">
      <style:text-properties officeooo:rsid="001bab5f" officeooo:paragraph-rsid="001de889"/>
    </style:style>
    <style:style style:name="P8" style:family="paragraph" style:parent-style-name="Text_20_body">
      <style:text-properties officeooo:rsid="001bab5f" officeooo:paragraph-rsid="001fb48e"/>
    </style:style>
    <style:style style:name="P9" style:family="paragraph" style:parent-style-name="Text_20_body">
      <style:text-properties officeooo:rsid="001af832" officeooo:paragraph-rsid="001af832"/>
    </style:style>
    <style:style style:name="P10" style:family="paragraph" style:parent-style-name="Text_20_body">
      <style:text-properties officeooo:rsid="001af832" officeooo:paragraph-rsid="001bab5f"/>
    </style:style>
    <style:style style:name="P11" style:family="paragraph" style:parent-style-name="Text_20_body">
      <style:text-properties officeooo:rsid="001de889" officeooo:paragraph-rsid="001de889"/>
    </style:style>
    <style:style style:name="P12" style:family="paragraph" style:parent-style-name="Text_20_body">
      <style:text-properties officeooo:rsid="001de889" officeooo:paragraph-rsid="001fb48e"/>
    </style:style>
    <style:style style:name="P13" style:family="paragraph" style:parent-style-name="Text_20_body">
      <style:text-properties officeooo:rsid="001fb48e" officeooo:paragraph-rsid="001fb48e"/>
    </style:style>
    <style:style style:name="P14" style:family="paragraph" style:parent-style-name="Text_20_body">
      <style:text-properties officeooo:rsid="002299c6" officeooo:paragraph-rsid="002299c6"/>
    </style:style>
    <style:style style:name="P15" style:family="paragraph" style:parent-style-name="Text_20_body">
      <style:text-properties officeooo:rsid="0024c748" officeooo:paragraph-rsid="0024c748"/>
    </style:style>
    <style:style style:name="P16" style:family="paragraph" style:parent-style-name="Standard" style:list-style-name="L1">
      <style:text-properties officeooo:rsid="001803a4" officeooo:paragraph-rsid="001803a4"/>
    </style:style>
    <style:style style:name="P17" style:family="paragraph" style:parent-style-name="Standard" style:list-style-name="L1">
      <style:text-properties officeooo:rsid="0018a474" officeooo:paragraph-rsid="0018a474"/>
    </style:style>
    <style:style style:name="P18" style:family="paragraph" style:parent-style-name="Standard" style:list-style-name="L2">
      <style:text-properties officeooo:rsid="0018a474" officeooo:paragraph-rsid="0018a474"/>
    </style:style>
    <style:style style:name="P19" style:family="paragraph" style:parent-style-name="Text_20_body">
      <style:text-properties officeooo:rsid="0025d8b6" officeooo:paragraph-rsid="0025d8b6"/>
    </style:style>
    <style:style style:name="P20" style:family="paragraph" style:parent-style-name="Text_20_body">
      <style:text-properties officeooo:rsid="0028843d" officeooo:paragraph-rsid="0028843d"/>
    </style:style>
    <style:style style:name="P21" style:family="paragraph" style:parent-style-name="Text_20_body">
      <style:text-properties officeooo:paragraph-rsid="0028843d"/>
    </style:style>
    <style:style style:name="T1" style:family="text">
      <style:text-properties officeooo:rsid="00198a1c"/>
    </style:style>
    <style:style style:name="T2" style:family="text">
      <style:text-properties officeooo:rsid="001a6dba"/>
    </style:style>
    <style:style style:name="T3" style:family="text">
      <style:text-properties officeooo:rsid="001af832"/>
    </style:style>
    <style:style style:name="T4" style:family="text">
      <style:text-properties officeooo:rsid="001bab5f"/>
    </style:style>
    <style:style style:name="T5" style:family="text">
      <style:text-properties officeooo:rsid="001de889"/>
    </style:style>
    <style:style style:name="T6" style:family="text">
      <style:text-properties officeooo:rsid="001fb48e"/>
    </style:style>
    <style:style style:name="T7" style:family="text">
      <style:text-properties officeooo:rsid="00215193"/>
    </style:style>
    <style:style style:name="T8" style:family="text">
      <style:text-properties officeooo:rsid="00245647"/>
    </style:style>
    <style:style style:name="T9" style:family="text">
      <style:text-properties officeooo:rsid="0025b653"/>
    </style:style>
    <style:style style:name="T10" style:family="text">
      <style:text-properties officeooo:rsid="0028843d"/>
    </style:style>
    <style:style style:name="T11" style:family="text">
      <style:text-properties fo:font-variant="normal" fo:text-transform="none" fo:color="#000000" fo:font-size="9pt" fo:letter-spacing="normal" fo:font-style="normal" fo:font-weight="normal"/>
    </style:style>
    <style:style style:name="T12" style:family="text">
      <style:text-properties fo:font-variant="normal" fo:text-transform="none" fo:color="#000000" fo:font-size="12pt" fo:letter-spacing="normal" fo:font-style="normal" fo:font-weight="normal" style:font-size-asian="12pt" style:font-size-complex="12pt"/>
    </style:style>
    <style:style style:name="T13" style:family="text">
      <style:text-properties fo:font-variant="normal" fo:text-transform="none" fo:color="#000000" fo:font-size="12pt" fo:letter-spacing="normal" fo:font-style="italic" fo:font-weight="normal"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DF M<text:span text:style-name="T1">e</text:span>rge.</text:p>
      <text:p text:style-name="P1"/>
      <text:p text:style-name="P1">The aim of this project is to make a desktop program that lets you combine PDF’s to one file. </text:p>
      <text:p text:style-name="P1"/>
      <text:h text:style-name="Heading_20_1" text:outline-level="1">Case Study</text:h>
      <text:p text:style-name="P1">As part of the work flow using The Steel Detail (TSD) a lot of PDF’s are created. When these PDF’s get emailed to the clients, they wish to be able to print them out in one go. To use an online tool to combine these files there is a few issues. ####### is the online that has been used and it does work very well but is not able to do the spific task that we need to be proformed. </text:p>
      <text:p text:style-name="P1"/>
      <text:p text:style-name="P1">Some issues that happens when using ###### are as follows.</text:p>
      <text:list xml:id="list224176075335801350" text:style-name="L1">
        <text:list-item>
          <text:p text:style-name="P16">Dropping multiply files in with a drag and drop action puts the file names out of order.</text:p>
        </text:list-item>
        <text:list-item>
          <text:p text:style-name="P16">File name creation is a manuly task even tho all the information that we require to be in the name is there.</text:p>
        </text:list-item>
        <text:list-item>
          <text:p text:style-name="P16">There is no automatic way to sort welded members or plates into their groups. A welded member is a TSD term. </text:p>
        </text:list-item>
        <text:list-item>
          <text:p text:style-name="P17">Each time the files have to be told where to be saved, when in actual fact they can be saved in the same path inside a project.</text:p>
        </text:list-item>
      </text:list>
      <text:p text:style-name="P2"/>
      <text:p text:style-name="P2">The next thing is what do I wish for this program to profrom. All <text:s/>my goals are stated here even thougth I know some will not be possible just yet.</text:p>
      <text:list xml:id="list375820351335884616" text:style-name="L2">
        <text:list-item>
          <text:p text:style-name="P18">To combine the PDF’s in a folder in sequnces and save it out with the job number, tag and date.</text:p>
        </text:list-item>
        <text:list-item>
          <text:p text:style-name="P18">Save all combined files into a common folder.</text:p>
        </text:list-item>
        <text:list-item>
          <text:p text:style-name="P18">Sort welded members into their sub groups making a PDF for each group.</text:p>
        </text:list-item>
        <text:list-item>
          <text:p text:style-name="P18">Save plates and vendor PDF’s in to order groups.</text:p>
        </text:list-item>
        <text:list-item>
          <text:p text:style-name="P18">The real wish would be for it to be able to group sections to their sub group.</text:p>
        </text:list-item>
      </text:list>
      <text:p text:style-name="P2"/>
      <text:p text:style-name="P3">All the points above are very doable apart from the last one. The sections when saved out get a file name like ####-SE0001. There is no way to tell what kinda of material it is made from just by the file name. Been able to group the sections together will greatly be able to help the client hand out work to their works. The information is inside the file and is in the very same point of the document. As this document is a drawing of size A3 for the sections, the information is always up in the top right corner. <text:span text:style-name="T2">How you get this information out of the PDF that I am gussing will be done to the api’s that we can use.</text:span></text:p>
      <text:p text:style-name="P3"/>
      <text:h text:style-name="Heading_20_1" text:outline-level="1">Logical Progression</text:h>
      <text:p text:style-name="P4">So when a user runs the program the interface that they see will be very simple. The first thing that they will be asked to do is pick the folder to where the PDF’s are located. It will have to allow that there will be more than PDF’s in these folders as google drive is used. The current system save them in a dated folder with sub folders for members, sections and plates, I am not sure where the GA drawings are. So if the user picks the top dated folder to start from. </text:p>
      <text:p text:style-name="P5"><text:soft-page-break/>Now the user is show the path that <text:span text:style-name="T3">they pick to merge in one PDF and the path to where the merged PDF’s will be save too. For now the user will only get the opintion to change the starting path or start the merge.</text:span></text:p>
      <text:p text:style-name="P9">In the background the program should be merging the files and saving the new files out. The user will need to be given some kind of feed back to say that the program is still running. <text:s/><text:tab/></text:p>
      <text:p text:style-name="P10">When the program is finished the interface should give the opintion to open the folder containg the new PDF files. It could be able to let the user to pick a new path to start with as the root.</text:p>
      <text:h text:style-name="Heading_20_1" text:outline-level="1">So Whats Actau<text:span text:style-name="T4">l</text:span>ly Happening... </text:h>
      <text:p text:style-name="P6">The user interface will be very simple and I am not even <text:s/>going to talk about <text:s/>that just yet. As for when the user presses start what happens. The path that the use inputs in will be the base folder that the program starters in. </text:p>
      <text:p text:style-name="P7">So lets talk about this base folder and what we know about it. This base folder was created by TSD when it saved out all the PDF’s, so the folder is inside a TSD project. So we will call the TSD project folder as the root path, nothing should be going out side of that folder. Now that we have the root folder the PDF’s are saved inside a folder that is called well PDF’s (Check that this is right), <text:span text:style-name="T5">so the path would be root/PDF’s. Now for the next peice of the puzzle. </text:span></text:p>
      <text:p text:style-name="P11">TSD gives the choice to save the PDFs in a wide range of folder structers. The current one I am using is <text:s/>Date/Member Type. There is an opintion for a WBS as well. I am not sure how all the different types work, they are as tick boxes in TSD and you can use any of the 3 or none at all. But I do believe they will go in the following order if all are ticked. WBS/Date/Member Type. </text:p>
      <text:p text:style-name="P12">I think for now there should be a request that users pick the date folder to run the program on. This will save having to try deal with WBS and date folders inside that folder.</text:p>
      <text:p text:style-name="P8"><text:span text:style-name="T6">Now that is out of the way inside the Date folder the Member Types are grouped as follows “VENDOR, PLATE, SECTIONS, WELDED MEMBERS” This will tell us what is in side the folders. All the vendor items use the key “VN” in the file names and plates us “PL”. The sections use “SE” but for now these are the hards group to brake down as I would wish too. The welded members use a code that is different form all the other types, it starts with the WBS code and the WBS and then the library code for that welded member.</text:span> <text:span text:style-name="T6">I think this needs an example. </text:span></text:p>
      <text:p text:style-name="P13"><text:tab/><text:tab/><text:tab/><text:tab/><text:tab/>“9999-AABR0012_A.pdf” <text:s/></text:p>
      <text:p text:style-name="P13">To brake this mumber down we start at the front, “9999” this is the project number and is also the project root. The first “AA” means that this is WBS “AA”, “<text:span text:style-name="T7">BR</text:span>” <text:span text:style-name="T7">is the welded member type in this case its bracing. Next comes the number of the member, in this case “0012”. Final the revison “A”, This is always at the end but can be more than one charcter long. The other types are very much the same. </text:span></text:p>
      <text:p text:style-name="P14"><text:soft-page-break/>We need to use the fact that the files can be in more than one folder. By getting a list of the folders that are <text:span text:style-name="T8">containing te files. By threading each folder contains, it should create the the PDF’s faster and more so if there is a fail then at least that fail may not take out every thread. There will need to be a thread to run the main GUI interface. </text:span></text:p>
      <text:p text:style-name="P15">If it is easy to thread over the cpu’s that would give a great boost to the stop of which the prossess could <text:s/>be complited, this could be unnessary. <text:span text:style-name="T9">Moving forward if this can be cpu thread to start could make for an easier upgrade at a later date. That later date could be enough of a reason not to do cpu threading.</text:span></text:p>
      <text:p text:style-name="P19">Lets move on. The file ojects will need to be stored in an array. This array will need to sort file objects, what moudle is used for working with PDF’s I am not sure. </text:p>
      <text:p text:style-name="P19"/>
      <text:h text:style-name="Heading_20_1" text:outline-level="1">Some Points that Might be Needed</text:h>
      <text:p text:style-name="P21"><text:span text:style-name="T10">To create directories and their sub directories the following can be sure, It should be note that this can fail at any point even after only creating a free directories. <text:s/>Also here is the url to where this code acan be found </text:span><text:a xlink:type="simple" xlink:href="https://docs.oracle.com/javase/tutorial/essential/io/dirs.html" text:style-name="Internet_20_link" text:visited-style-name="Visited_20_Internet_20_Link"><text:span text:style-name="T10">https://docs.oracle.com/javase/tutorial/essential/io/dirs.html</text:span></text:a></text:p>
      <text:p text:style-name="P21"><text:span text:style-name="T10"><text:tab/></text:span><text:span text:style-name="T13">Files.createDirectories(Paths.get("foo/bar/test"));</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21:52:47.821998597</meta:creation-date>
    <dc:date>2016-09-28T20:47:22.046805006</dc:date>
    <meta:editing-duration>PT2H12M7S</meta:editing-duration>
    <meta:editing-cycles>6</meta:editing-cycles>
    <meta:generator>LibreOffice/5.1.5.2$Linux_X86_64 LibreOffice_project/10m0$Build-2</meta:generator>
    <meta:document-statistic meta:table-count="0" meta:image-count="0" meta:object-count="0" meta:page-count="3" meta:paragraph-count="35" meta:word-count="1309" meta:character-count="6653" meta:non-whitespace-character-count="5359"/>
  </office:meta>
</office:document-meta>
</file>